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Open Sans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4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93b9" officeooo:paragraph-rsid="000193b9"/>
    </style:style>
    <style:style style:name="P2" style:family="paragraph" style:parent-style-name="Text_20_body">
      <style:text-properties officeooo:paragraph-rsid="000193b9"/>
    </style:style>
    <style:style style:name="P3" style:family="paragraph" style:parent-style-name="Text_20_body">
      <style:text-properties officeooo:rsid="0001a963" officeooo:paragraph-rsid="0001a963"/>
    </style:style>
    <style:style style:name="P4" style:family="paragraph" style:parent-style-name="Text_20_body">
      <style:text-properties officeooo:rsid="0002d992" officeooo:paragraph-rsid="0002d992"/>
    </style:style>
    <style:style style:name="P5" style:family="paragraph" style:parent-style-name="Text_20_body">
      <style:text-properties style:font-name="Lucida Console" officeooo:rsid="0002d992" officeooo:paragraph-rsid="0002d992"/>
    </style:style>
    <style:style style:name="P6" style:family="paragraph" style:parent-style-name="Text_20_body">
      <style:text-properties style:font-name="Lucida Console" officeooo:rsid="0002d992" officeooo:paragraph-rsid="0003632c"/>
    </style:style>
    <style:style style:name="P7" style:family="paragraph" style:parent-style-name="Text_20_body">
      <style:text-properties style:font-name="Lucida Console" officeooo:rsid="0002d992" officeooo:paragraph-rsid="0006ad41"/>
    </style:style>
    <style:style style:name="P8" style:family="paragraph" style:parent-style-name="Text_20_body">
      <style:text-properties style:font-name="Lucida Console" officeooo:rsid="0003632c" officeooo:paragraph-rsid="0003632c"/>
    </style:style>
    <style:style style:name="P9" style:family="paragraph" style:parent-style-name="Text_20_body">
      <style:text-properties officeooo:rsid="0006ad41" officeooo:paragraph-rsid="0006ad41"/>
    </style:style>
    <style:style style:name="P10" style:family="paragraph" style:parent-style-name="Text_20_body">
      <style:text-properties officeooo:rsid="000725fd" officeooo:paragraph-rsid="000725fd"/>
    </style:style>
    <style:style style:name="P11" style:family="paragraph" style:parent-style-name="Table_20_Contents">
      <style:text-properties fo:font-weight="bold" officeooo:rsid="000193b9" officeooo:paragraph-rsid="000193b9" style:font-weight-asian="bold" style:font-weight-complex="bold"/>
    </style:style>
    <style:style style:name="P12" style:family="paragraph" style:parent-style-name="Table_20_Contents">
      <style:text-properties officeooo:rsid="000543f0" officeooo:paragraph-rsid="000543f0"/>
    </style:style>
    <style:style style:name="T1" style:family="text">
      <style:text-properties officeooo:rsid="000193b9"/>
    </style:style>
    <style:style style:name="T2" style:family="text">
      <style:text-properties officeooo:rsid="0001a963"/>
    </style:style>
    <style:style style:name="T3" style:family="text">
      <style:text-properties officeooo:rsid="0002d992"/>
    </style:style>
    <style:style style:name="T4" style:family="text">
      <style:text-properties style:font-name="Lucida Console"/>
    </style:style>
    <style:style style:name="T5" style:family="text">
      <style:text-properties style:font-name="Lucida Console" officeooo:rsid="0002d992"/>
    </style:style>
    <style:style style:name="T6" style:family="text">
      <style:text-properties style:font-name="Lucida Console" fo:font-weight="bold" style:font-weight-asian="bold" style:font-weight-complex="bold"/>
    </style:style>
    <style:style style:name="T7" style:family="text">
      <style:text-properties officeooo:rsid="00074371"/>
    </style:style>
    <style:style style:name="T8" style:family="text">
      <style:text-properties officeooo:rsid="0008030f"/>
    </style:style>
    <style:style style:name="T9" style:family="text">
      <style:text-properties officeooo:rsid="00091409"/>
    </style:style>
    <style:style style:name="T10" style:family="text">
      <style:text-properties officeooo:rsid="0009f43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ing <text:span text:style-name="T8">the </text:span>Buttons and Interrupts</text:h>
      <text:p text:style-name="Text_20_body"/>
      <text:p text:style-name="P1">The Chosen board has some buttons connected as follows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Function</text:p>
          </table:table-cell>
          <table:table-cell table:style-name="Table1.A1" office:value-type="string">
            <text:p text:style-name="P11">PIN</text:p>
          </table:table-cell>
          <table:table-cell table:style-name="Table1.C1" office:value-type="string">
            <text:p text:style-name="P11">GPIO</text:p>
          </table:table-cell>
        </table:table-row>
        <table:table-row>
          <table:table-cell table:style-name="Table1.A2" office:value-type="string">
            <text:p text:style-name="Text_20_body">Button-<text:span text:style-name="T1">Press</text:span></text:p>
          </table:table-cell>
          <table:table-cell table:style-name="Table1.A2" office:value-type="string">
            <text:p text:style-name="Text_20_body">D5</text:p>
          </table:table-cell>
          <table:table-cell table:style-name="Table1.C2" office:value-type="string">
            <text:p text:style-name="Text_20_body">GPIO14</text:p>
          </table:table-cell>
        </table:table-row>
        <table:table-row>
          <table:table-cell table:style-name="Table1.A2" office:value-type="string">
            <text:p text:style-name="P2">Button-<text:span text:style-name="T1">UP</text:span></text:p>
          </table:table-cell>
          <table:table-cell table:style-name="Table1.A2" office:value-type="string">
            <text:p text:style-name="Text_20_body">D6</text:p>
          </table:table-cell>
          <table:table-cell table:style-name="Table1.C2" office:value-type="string">
            <text:p text:style-name="Text_20_body">GPIO12</text:p>
          </table:table-cell>
        </table:table-row>
        <table:table-row>
          <table:table-cell table:style-name="Table1.A2" office:value-type="string">
            <text:p text:style-name="P2">Button-<text:span text:style-name="T1">DOWN</text:span></text:p>
          </table:table-cell>
          <table:table-cell table:style-name="Table1.A2" office:value-type="string">
            <text:p text:style-name="Text_20_body">D7</text:p>
          </table:table-cell>
          <table:table-cell table:style-name="Table1.C2" office:value-type="string">
            <text:p text:style-name="Text_20_body">GPIO13</text:p>
          </table:table-cell>
        </table:table-row>
      </table:table>
      <text:p text:style-name="P1"/>
      <text:p text:style-name="P1">To access these buttons, you could just digitally read these pins in the loop function. Or you could attache them to interrupts.</text:p>
      <text:p text:style-name="P1">Usually attaching to interrupts is better as <text:span text:style-name="T10">you </text:span>may miss a button press if the loop functions takes too long running.</text:p>
      <text:p text:style-name="P1">Interrupts: are events or conditions that stops the processor from executing the normal line or sequence of code (Setup and loop functions) into a different sequence of <text:span text:style-name="T2">temporary </text:span>code (another function) <text:span text:style-name="T2">and then back again into the normal line of code.</text:span></text:p>
      <text:p text:style-name="P3">Interrupts are usually tied up to a PIN on the micro controller. Even in some processors, only a couple of pins are allowed to be attached to interrupts.</text:p>
      <text:p text:style-name="P4">Start a new project sand lets try to tie the buttons to the interrupts.</text:p>
      <text:p text:style-name="P4">To use interrupts, you usually start in the setup function:</text:p>
      <text:p text:style-name="P8">Setup(){</text:p>
      <text:p text:style-name="P6">/////////////////////////////////////////////</text:p>
      <text:p text:style-name="P6">Serial.begin(115200);<text:line-break/>Serial.println("Started..");<text:line-break/>// detect D5,D6 and D7 joystick button<text:line-break/> <text:s/>int interruptPinD5= D5;<text:line-break/> <text:s/>int interruptPinD6= D6;<text:line-break/> <text:s/>int interruptPinD7= D7;<text:line-break/>//INPUT, OUTPUT, or INPUT_PULLUP<text:line-break/> <text:s/>pinMode(interruptPinD5, INPUT_PULLUP);<text:line-break/> <text:s/>pinMode(interruptPinD6, INPUT_PULLUP);<text:line-break/> <text:s/>pinMode(interruptPinD7, INPUT_PULLUP);<text:line-break/> <text:s/>//CHANGE, RISING and FALLING <text:line-break/> <text:s/>attachInterrupt(digitalPinToInterrupt(interruptPinD5), <text:span text:style-name="T11">handleInterruptD5</text:span>, FALLING);<text:line-break/> <text:s/>attachInterrupt(digitalPinToInterrupt(interruptPinD6), <text:soft-page-break/>handleInterruptD6, FALLING);<text:line-break/> <text:s/>attachInterrupt(digitalPinToInterrupt(interruptPinD7), handleInterruptD7, FALLING);<text:line-break/> <text:s/>///</text:p>
      <text:p text:style-name="P8">}</text:p>
      <text:p text:style-name="P3"/>
      <text:p text:style-name="P3"><text:span text:style-name="T3">The used built in function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inMode</text:p>
          </table:table-cell>
          <table:table-cell table:style-name="Table2.B1" office:value-type="string">
            <text:p text:style-name="Table_20_Contents"><text:a xlink:type="simple" xlink:href="https://www.arduino.cc/reference/en/language/functions/digital-io/pinmode/" text:style-name="Internet_20_link" text:visited-style-name="Visited_20_Internet_20_Link">https://www.arduino.cc/reference/en/language/functions/digital-io/pinmode/</text:a> </text:p>
          </table:table-cell>
        </table:table-row>
        <table:table-row>
          <table:table-cell table:style-name="Table2.A2" office:value-type="string">
            <text:p text:style-name="P5">attachInterrupt</text:p>
          </table:table-cell>
          <table:table-cell table:style-name="Table2.B2" office:value-type="string">
            <text:p text:style-name="Table_20_Contents"><text:a xlink:type="simple" xlink:href="https://www.arduino.cc/reference/en/language/functions/external-interrupts/attachinterrupt/" text:style-name="Internet_20_link" text:visited-style-name="Visited_20_Internet_20_Link">https://www.arduino.cc/reference/en/language/functions/external-interrupts/attachinterrupt/</text:a> </text:p>
          </table:table-cell>
        </table:table-row>
        <table:table-row>
          <table:table-cell table:style-name="Table2.A2" office:value-type="string">
            <text:p text:style-name="P5">DigitalPinToInterrupt</text:p>
          </table:table-cell>
          <table:table-cell table:style-name="Table2.B2" office:value-type="string">
            <text:p text:style-name="Table_20_Contents"><text:a xlink:type="simple" xlink:href="https://www.arduino.cc/reference/en/language/functions/external-interrupts/attachinterrupt/" text:style-name="Internet_20_link" text:visited-style-name="Visited_20_Internet_20_Link">https://www.arduino.cc/reference/en/language/functions/external-interrupts/attachinterrupt/</text:a> </text:p>
            <text:p text:style-name="P12">Same link as <text:span text:style-name="T5">attachInterrupt</text:span></text:p>
          </table:table-cell>
        </table:table-row>
      </table:table>
      <text:p text:style-name="P3"/>
      <text:p text:style-name="P4">Then add these functions outside the setup() and loop() functions:</text:p>
      <text:p text:style-name="P4"/>
      <text:p text:style-name="P4"><text:line-break/><text:span text:style-name="T4">void </text:span><text:span text:style-name="T6">handleInterruptD5</text:span><text:span text:style-name="T4">() {<text:line-break/> <text:s/>Serial.print("D5:press:");<text:line-break/> <text:s/>Serial.println(D5); <text:s/><text:line-break/>}<text:line-break/><text:line-break/>void handleInterruptD6() {<text:line-break/> <text:s/>Serial.print("D6:up:");<text:line-break/> <text:s/>Serial.println(D6);<text:line-break/>}<text:line-break/><text:line-break/>void handleInterruptD7() {<text:line-break/> <text:s/>Serial.print("D7:down:");<text:line-break/> <text:s/>Serial.println(D7);<text:line-break/>}</text:span></text:p>
      <text:p text:style-name="P9">In the loop function:</text:p>
      <text:p text:style-name="P7">loop(){</text:p>
      <text:p text:style-name="P7"><text:tab/>Serial.println("looping");</text:p>
      <text:p text:style-name="P7"><text:tab/>delay(60000);</text:p>
      <text:p text:style-name="P7">}</text:p>
      <text:p text:style-name="P10"><text:span text:style-name="T7">Compile , Upload</text:span> <text:s/>“<text:span text:style-name="T9">CTRL-U</text:span>” the sketch and check the results in the Serial Moni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Open Sans'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1:30:54.071000000</dc:date>
    <meta:editing-duration>PT29M29S</meta:editing-duration>
    <meta:editing-cycles>12</meta:editing-cycles>
    <meta:document-statistic meta:table-count="2" meta:image-count="0" meta:object-count="0" meta:page-count="2" meta:paragraph-count="40" meta:word-count="272" meta:character-count="2428" meta:non-whitespace-character-count="2150"/>
  </office:meta>
</office:document-meta>
</file>